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RARDO RUI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NDURO TAPULLIMA, NABOR VIDA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NDURO TAPULLIMA, NABOR VIDA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POLLO CRIOLLO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157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22:30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